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1000005B539AC830EF913673A.jpg" manifest:media-type="image/jpeg"/>
  <manifest:file-entry manifest:full-path="Pictures/100000000000094C0000044DECCE2C8B929426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18e70b" officeooo:paragraph-rsid="0018e70b" style:font-size-asian="18pt" style:font-weight-asian="bold" style:font-size-complex="18pt" style:font-weight-complex="bold"/>
    </style:style>
    <style:style style:name="P2" style:family="paragraph" style:parent-style-name="Standard">
      <style:text-properties fo:font-size="12pt" fo:font-weight="bold" officeooo:rsid="0018e70b" officeooo:paragraph-rsid="0018e70b" style:font-size-asian="10.5pt" style:font-weight-asian="bold" style:font-size-complex="12pt" style:font-weight-complex="bold"/>
    </style:style>
    <style:style style:name="P3" style:family="paragraph" style:parent-style-name="Standard">
      <style:text-properties fo:font-size="12pt" fo:font-weight="normal" officeooo:rsid="0018e70b" officeooo:paragraph-rsid="0018e70b" style:font-size-asian="10.5pt" style:font-weight-asian="normal" style:font-size-complex="12pt" style:font-weight-complex="normal"/>
    </style:style>
    <style:style style:name="P4" style:family="paragraph" style:parent-style-name="Standard">
      <style:text-properties fo:font-size="12pt" officeooo:rsid="0019cd99" officeooo:paragraph-rsid="0019cd99" style:font-size-asian="10.5pt" style:font-size-complex="12pt"/>
    </style:style>
    <style:style style:name="P5" style:family="paragraph" style:parent-style-name="Standard">
      <style:text-properties fo:font-size="12pt" officeooo:rsid="0019f4af" officeooo:paragraph-rsid="0019f4af" style:font-size-asian="10.5pt" style:font-size-complex="12pt"/>
    </style:style>
    <style:style style:name="P6" style:family="paragraph" style:parent-style-name="Standard">
      <style:text-properties fo:font-size="12pt" officeooo:rsid="001ae6ed" officeooo:paragraph-rsid="001ae6ed" style:font-size-asian="10.5pt" style:font-size-complex="12pt"/>
    </style:style>
    <style:style style:name="P7" style:family="paragraph" style:parent-style-name="Standard">
      <style:text-properties fo:font-size="12pt" officeooo:rsid="001e9fa8" officeooo:paragraph-rsid="001e9fa8" style:font-size-asian="10.5pt" style:font-size-complex="12pt"/>
    </style:style>
    <style:style style:name="P8" style:family="paragraph" style:parent-style-name="Standard">
      <style:text-properties fo:font-size="12pt" fo:font-style="italic" officeooo:rsid="001bf5cf" officeooo:paragraph-rsid="001bf5cf" style:font-size-asian="10.5pt" style:font-style-asian="italic" style:font-size-complex="12pt" style:font-style-complex="italic"/>
    </style:style>
    <style:style style:name="P9" style:family="paragraph" style:parent-style-name="Standard">
      <style:text-properties fo:font-size="12pt" fo:font-style="italic" style:text-underline-style="solid" style:text-underline-width="auto" style:text-underline-color="font-color" officeooo:rsid="001bf5cf" officeooo:paragraph-rsid="001bf5cf" style:font-size-asian="10.5pt" style:font-style-asian="italic" style:font-size-complex="12pt" style:font-style-complex="italic"/>
    </style:style>
    <style:style style:name="P10" style:family="paragraph" style:parent-style-name="Standard">
      <style:text-properties fo:font-size="12pt" fo:font-style="italic" style:text-underline-style="none" officeooo:rsid="001c9e4f" officeooo:paragraph-rsid="001bf5cf" style:font-size-asian="10.5pt" style:font-style-asian="italic" style:font-size-complex="12pt" style:font-style-complex="italic"/>
    </style:style>
    <style:style style:name="P11" style:family="paragraph" style:parent-style-name="Standard">
      <style:text-properties fo:font-size="12pt" fo:font-style="normal" style:text-underline-style="solid" style:text-underline-width="auto" style:text-underline-color="font-color" officeooo:rsid="001e8d58" officeooo:paragraph-rsid="001e8d58" style:font-size-asian="10.5pt" style:font-style-asian="normal" style:font-size-complex="12pt" style:font-style-complex="normal"/>
    </style:style>
    <style:style style:name="P12" style:family="paragraph" style:parent-style-name="Standard">
      <style:text-properties fo:font-size="12pt" fo:font-style="normal" officeooo:rsid="0019cd99" officeooo:paragraph-rsid="0019cd99" style:font-size-asian="10.5pt" style:font-style-asian="normal" style:font-size-complex="12pt" style:font-style-complex="normal"/>
    </style:style>
    <style:style style:name="P13" style:family="paragraph" style:parent-style-name="Standard">
      <style:text-properties fo:font-size="12pt" fo:font-style="normal" officeooo:rsid="0019f4af" officeooo:paragraph-rsid="0019cd99" style:font-size-asian="10.5pt" style:font-style-asian="normal" style:font-size-complex="12pt" style:font-style-complex="normal"/>
    </style:style>
    <style:style style:name="P14" style:family="paragraph" style:parent-style-name="Standard">
      <style:text-properties fo:font-size="12pt" fo:font-style="normal" officeooo:rsid="0019f4af" officeooo:paragraph-rsid="0019f4af" style:font-size-asian="10.5pt" style:font-style-asian="normal" style:font-size-complex="12pt" style:font-style-complex="normal"/>
    </style:style>
    <style:style style:name="P15" style:family="paragraph" style:parent-style-name="Standard">
      <style:text-properties fo:font-size="12pt" fo:font-style="normal" officeooo:rsid="001ae6ed" officeooo:paragraph-rsid="0019f4af" style:font-size-asian="10.5pt" style:font-style-asian="normal" style:font-size-complex="12pt" style:font-style-complex="normal"/>
    </style:style>
    <style:style style:name="P16" style:family="paragraph" style:parent-style-name="Standard">
      <style:text-properties fo:font-size="12pt" fo:font-style="normal" officeooo:rsid="001ae6ed" officeooo:paragraph-rsid="001ae6ed" style:font-size-asian="10.5pt" style:font-style-asian="normal" style:font-size-complex="12pt" style:font-style-complex="normal"/>
    </style:style>
    <style:style style:name="P17" style:family="paragraph" style:parent-style-name="Standard">
      <style:text-properties fo:font-size="12pt" fo:font-style="normal" officeooo:rsid="001bf5cf" officeooo:paragraph-rsid="001bf5cf" style:font-size-asian="10.5pt" style:font-style-asian="normal" style:font-size-complex="12pt" style:font-style-complex="normal"/>
    </style:style>
    <style:style style:name="P18" style:family="paragraph" style:parent-style-name="Standard">
      <style:text-properties fo:font-size="12pt" fo:font-style="normal" style:text-underline-style="none" officeooo:rsid="001e8d58" officeooo:paragraph-rsid="001e8d58" style:font-size-asian="10.5pt" style:font-style-asian="normal" style:font-size-complex="12pt" style:font-style-complex="normal"/>
    </style:style>
    <style:style style:name="P19" style:family="paragraph" style:parent-style-name="Standard">
      <style:text-properties officeooo:paragraph-rsid="0018e70b"/>
    </style:style>
    <style:style style:name="P20" style:family="paragraph" style:parent-style-name="Standard">
      <style:text-properties officeooo:rsid="0018e70b" officeooo:paragraph-rsid="0018e70b"/>
    </style:style>
    <style:style style:name="P21" style:family="paragraph" style:parent-style-name="Standard">
      <style:text-properties officeooo:rsid="0018e70b" officeooo:paragraph-rsid="0032bf53"/>
    </style:style>
    <style:style style:name="P22" style:family="paragraph" style:parent-style-name="Standard">
      <style:text-properties officeooo:rsid="0019cd99" officeooo:paragraph-rsid="0019cd99"/>
    </style:style>
    <style:style style:name="P23" style:family="paragraph" style:parent-style-name="Standard">
      <style:text-properties officeooo:paragraph-rsid="001e8d58"/>
    </style:style>
    <style:style style:name="P24" style:family="paragraph" style:parent-style-name="Standard">
      <style:text-properties officeooo:rsid="001e9fa8" officeooo:paragraph-rsid="001e9fa8"/>
    </style:style>
    <style:style style:name="P25" style:family="paragraph" style:parent-style-name="Standard">
      <style:text-properties fo:font-style="normal" officeooo:rsid="0018e70b" officeooo:paragraph-rsid="0018e70b" style:font-style-asian="normal" style:font-style-complex="normal"/>
    </style:style>
    <style:style style:name="P26" style:family="paragraph" style:parent-style-name="Standard">
      <style:text-properties fo:font-size="10pt" fo:font-style="normal" officeooo:rsid="0019cd99" officeooo:paragraph-rsid="0019cd99" style:font-size-asian="10pt" style:font-style-asian="normal" style:font-size-complex="10pt" style:font-style-complex="normal"/>
    </style:style>
    <style:style style:name="P27" style:family="paragraph" style:parent-style-name="Standard">
      <style:text-properties fo:font-size="10pt" fo:font-style="normal" officeooo:rsid="001e9fa8" officeooo:paragraph-rsid="001e9fa8" style:font-size-asian="8.75pt" style:font-style-asian="normal" style:font-size-complex="10pt" style:font-style-complex="normal"/>
    </style:style>
    <style:style style:name="P28" style:family="paragraph" style:parent-style-name="Standard">
      <style:text-properties style:text-position="0% 100%" fo:font-size="12pt" fo:font-style="normal" style:text-underline-style="none" officeooo:rsid="001e8d58" officeooo:paragraph-rsid="001e8d58" style:font-size-asian="10.5pt" style:font-style-asian="normal" style:font-size-complex="12pt" style:font-style-complex="normal"/>
    </style:style>
    <style:style style:name="P29" style:family="paragraph" style:parent-style-name="Standard">
      <style:text-properties style:text-position="0% 100%" fo:font-size="12pt" fo:font-style="normal" style:text-underline-style="none" officeooo:rsid="001e9fa8" officeooo:paragraph-rsid="001e9fa8" style:font-size-asian="10.5pt" style:font-style-asian="normal" style:font-size-complex="12pt" style:font-style-complex="normal"/>
    </style:style>
    <style:style style:name="P30" style:family="paragraph" style:parent-style-name="Standard">
      <style:text-properties style:text-position="0% 100%" style:font-name="FreeMono" fo:font-size="12pt" fo:font-style="normal" style:text-underline-style="none" officeooo:rsid="001e9fa8" officeooo:paragraph-rsid="001e9fa8" style:font-size-asian="10.5pt" style:font-style-asian="normal" style:font-size-complex="12pt" style:font-style-complex="normal"/>
    </style:style>
    <style:style style:name="P31" style:family="paragraph" style:parent-style-name="Standard">
      <style:text-properties fo:font-style="normal" officeooo:rsid="0018e70b" officeooo:paragraph-rsid="0018e70b" style:font-style-asian="normal" style:font-style-complex="normal"/>
    </style:style>
    <style:style style:name="T1" style:family="text">
      <style:text-properties officeooo:rsid="0018e70b"/>
    </style:style>
    <style:style style:name="T2" style:family="text">
      <style:text-properties fo:font-size="12pt" fo:font-weight="normal" officeooo:rsid="0018e70b" style:font-size-asian="10.5pt" style:font-weight-asian="normal" style:font-size-complex="12pt" style:font-weight-complex="normal"/>
    </style:style>
    <style:style style:name="T3" style:family="text">
      <style:text-properties fo:font-size="12pt" fo:font-weight="bold" officeooo:rsid="0018e70b" style:font-size-asian="10.5pt" style:font-weight-asian="bold" style:font-size-complex="12pt" style:font-weight-complex="bold"/>
    </style:style>
    <style:style style:name="T4" style:family="text">
      <style:text-properties fo:font-size="12pt" fo:font-style="normal" style:text-underline-style="none" officeooo:rsid="001e8d58" style:font-size-asian="10.5pt" style:font-style-asian="normal" style:font-size-complex="12pt" style:font-style-complex="normal"/>
    </style:style>
    <style:style style:name="T5" style:family="text">
      <style:text-properties fo:font-size="12pt" fo:font-style="italic" style:text-underline-style="none" officeooo:rsid="001e8d58" style:font-size-asian="10.5pt" style:font-style-asian="italic" style:font-size-complex="12pt" style:font-style-complex="italic"/>
    </style:style>
    <style:style style:name="T6" style:family="text">
      <style:text-properties fo:font-style="italic" style:font-style-asian="italic" style:font-style-complex="italic"/>
    </style:style>
    <style:style style:name="T7" style:family="text">
      <style:text-properties fo:font-style="italic" officeooo:rsid="001ae6ed" style:font-style-asian="italic" style:font-style-complex="italic"/>
    </style:style>
    <style:style style:name="T8" style:family="text">
      <style:text-properties fo:font-style="italic" officeooo:rsid="003bcd23"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40f113" style:font-style-asian="italic" style:font-style-complex="italic"/>
    </style:style>
    <style:style style:name="T11" style:family="text">
      <style:text-properties fo:font-style="italic" style:text-underline-style="none" officeooo:rsid="00421ba2"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9f4af" style:font-style-asian="normal" style:font-style-complex="normal"/>
    </style:style>
    <style:style style:name="T14" style:family="text">
      <style:text-properties fo:font-style="normal" officeooo:rsid="001ae6ed" style:font-style-asian="normal" style:font-style-complex="normal"/>
    </style:style>
    <style:style style:name="T15" style:family="text">
      <style:text-properties fo:font-style="normal" officeooo:rsid="0020997b" style:font-style-asian="normal" style:font-style-complex="normal"/>
    </style:style>
    <style:style style:name="T16" style:family="text">
      <style:text-properties fo:font-style="normal" officeooo:rsid="00251af2" style:font-style-asian="normal" style:font-style-complex="normal"/>
    </style:style>
    <style:style style:name="T17" style:family="text">
      <style:text-properties fo:font-style="normal" officeooo:rsid="002662c5" style:font-style-asian="normal" style:font-style-complex="normal"/>
    </style:style>
    <style:style style:name="T18" style:family="text">
      <style:text-properties fo:font-style="normal" officeooo:rsid="00273820" style:font-style-asian="normal" style:font-style-complex="normal"/>
    </style:style>
    <style:style style:name="T19" style:family="text">
      <style:text-properties fo:font-style="normal" officeooo:rsid="0031e2df" style:font-style-asian="normal" style:font-style-complex="normal"/>
    </style:style>
    <style:style style:name="T20" style:family="text">
      <style:text-properties fo:font-style="normal" officeooo:rsid="00361245" style:font-style-asian="normal" style:font-style-complex="normal"/>
    </style:style>
    <style:style style:name="T21" style:family="text">
      <style:text-properties fo:font-style="normal" officeooo:rsid="003bcd23" style:font-style-asian="normal" style:font-style-complex="normal"/>
    </style:style>
    <style:style style:name="T22" style:family="text">
      <style:text-properties fo:font-style="normal" officeooo:rsid="003f775f" style:font-style-asian="normal" style:font-style-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1c9e4f" style:font-style-asian="normal" style:font-style-complex="normal"/>
    </style:style>
    <style:style style:name="T26" style:family="text">
      <style:text-properties fo:font-style="normal" style:text-underline-style="none" officeooo:rsid="001e8d58" style:font-style-asian="normal" style:font-style-complex="normal"/>
    </style:style>
    <style:style style:name="T27" style:family="text">
      <style:text-properties fo:font-style="normal" style:text-underline-style="none" officeooo:rsid="0029d18b" style:font-style-asian="normal" style:font-style-complex="normal"/>
    </style:style>
    <style:style style:name="T28" style:family="text">
      <style:text-properties fo:font-style="normal" style:text-underline-style="none" officeooo:rsid="002bb4b1" style:font-style-asian="normal" style:font-style-complex="normal"/>
    </style:style>
    <style:style style:name="T29" style:family="text">
      <style:text-properties fo:font-size="10pt" fo:font-style="normal" style:font-size-asian="10pt" style:font-style-asian="normal" style:font-size-complex="10pt" style:font-style-complex="normal"/>
    </style:style>
    <style:style style:name="T30" style:family="text">
      <style:text-properties style:text-underline-style="none"/>
    </style:style>
    <style:style style:name="T31" style:family="text">
      <style:text-properties style:text-underline-style="none" officeooo:rsid="001c9e4f"/>
    </style:style>
    <style:style style:name="T32" style:family="text">
      <style:text-properties style:text-underline-style="none" officeooo:rsid="0040f113"/>
    </style:style>
    <style:style style:name="T33" style:family="text">
      <style:text-properties style:text-position="sub 58%" fo:font-size="12pt" fo:font-style="italic" style:text-underline-style="none" officeooo:rsid="001e8d58" style:font-size-asian="10.5pt" style:font-style-asian="italic" style:font-size-complex="12pt" style:font-style-complex="italic"/>
    </style:style>
    <style:style style:name="T34" style:family="text">
      <style:text-properties style:text-position="0% 100%" fo:font-size="12pt" fo:font-style="normal" style:text-underline-style="none" style:font-size-asian="10.5pt" style:font-style-asian="normal" style:font-size-complex="12pt" style:font-style-complex="normal"/>
    </style:style>
    <style:style style:name="T35" style:family="text">
      <style:text-properties style:text-position="0% 100%" fo:font-size="12pt" fo:font-style="normal" style:text-underline-style="none" officeooo:rsid="001e8d58" style:font-size-asian="10.5pt" style:font-style-asian="normal" style:font-size-complex="12pt" style:font-style-complex="normal"/>
    </style:style>
    <style:style style:name="T36" style:family="text">
      <style:text-properties style:text-position="0% 100%" fo:font-size="12pt" fo:font-style="normal" style:text-underline-style="none" officeooo:rsid="001e9fa8" style:font-size-asian="10.5pt" style:font-style-asian="normal" style:font-size-complex="12pt" style:font-style-complex="normal"/>
    </style:style>
    <style:style style:name="T37" style:family="text">
      <style:text-properties style:text-position="0% 100%" fo:font-size="12pt" fo:font-style="normal" style:text-underline-style="none" officeooo:rsid="001f6741" style:font-size-asian="10.5pt" style:font-style-asian="normal" style:font-size-complex="12pt" style:font-style-complex="normal"/>
    </style:style>
    <style:style style:name="T38" style:family="text">
      <style:text-properties style:text-position="0% 100%" fo:font-size="12pt" fo:font-style="normal" style:text-underline-style="none" officeooo:rsid="002d9ee5" style:font-size-asian="10.5pt" style:font-style-asian="normal" style:font-size-complex="12pt" style:font-style-complex="normal"/>
    </style:style>
    <style:style style:name="T39" style:family="text">
      <style:text-properties style:text-position="0% 100%" fo:font-size="12pt" fo:font-style="normal" style:text-underline-style="none" officeooo:rsid="002f9745" style:font-size-asian="10.5pt" style:font-style-asian="normal" style:font-size-complex="12pt" style:font-style-complex="normal"/>
    </style:style>
    <style:style style:name="T40" style:family="text">
      <style:text-properties style:text-position="0% 100%" fo:font-size="12pt" fo:font-style="normal" style:text-underline-style="none" officeooo:rsid="0042e4fc" style:font-size-asian="10.5pt" style:font-style-asian="normal" style:font-size-complex="12pt" style:font-style-complex="normal"/>
    </style:style>
    <style:style style:name="T41" style:family="text">
      <style:text-properties style:text-position="0% 100%" fo:font-size="12pt" fo:font-style="normal" style:text-underline-style="none" officeooo:rsid="00430ff0" style:font-size-asian="10.5pt" style:font-style-asian="normal" style:font-size-complex="12pt" style:font-style-complex="normal"/>
    </style:style>
    <style:style style:name="T42" style:family="text">
      <style:text-properties style:text-position="0% 100%" fo:font-size="12pt" fo:font-style="normal" style:text-underline-style="none" officeooo:rsid="00470288" style:font-size-asian="10.5pt" style:font-style-asian="normal" style:font-size-complex="12pt" style:font-style-complex="normal"/>
    </style:style>
    <style:style style:name="T43" style:family="text">
      <style:text-properties style:text-position="0% 100%" fo:font-size="12pt" fo:font-style="italic" style:text-underline-style="none" style:font-size-asian="10.5pt" style:font-style-asian="italic" style:font-size-complex="12pt" style:font-style-complex="italic"/>
    </style:style>
    <style:style style:name="T44" style:family="text">
      <style:text-properties style:text-position="0% 100%" fo:font-size="12pt" fo:font-style="italic" style:text-underline-style="none" officeooo:rsid="001e8d58" style:font-size-asian="10.5pt" style:font-style-asian="italic" style:font-size-complex="12pt" style:font-style-complex="italic"/>
    </style:style>
    <style:style style:name="T45" style:family="text">
      <style:text-properties style:text-position="0% 100%" fo:font-size="12pt" fo:font-style="italic" style:text-underline-style="none" officeooo:rsid="001f6741" style:font-size-asian="10.5pt" style:font-style-asian="italic" style:font-size-complex="12pt" style:font-style-complex="italic"/>
    </style:style>
    <style:style style:name="T46" style:family="text">
      <style:text-properties style:text-position="0% 100%" fo:font-size="12pt" fo:font-style="italic" style:text-underline-style="none" officeooo:rsid="002f1f50" style:font-size-asian="10.5pt" style:font-style-asian="italic" style:font-size-complex="12pt" style:font-style-complex="italic"/>
    </style:style>
    <style:style style:name="T47" style:family="text">
      <style:text-properties style:text-position="0% 100%" fo:font-size="12pt" fo:font-style="italic" style:text-underline-style="none" officeooo:rsid="00470288" style:font-size-asian="10.5pt" style:font-style-asian="italic" style:font-size-complex="12pt" style:font-style-complex="italic"/>
    </style:style>
    <style:style style:name="T48" style:family="text">
      <style:text-properties style:text-position="0% 100%" fo:font-style="italic" style:text-underline-style="none" style:font-style-asian="italic" style:font-style-complex="italic"/>
    </style:style>
    <style:style style:name="T49" style:family="text">
      <style:text-properties style:text-position="0% 100%" style:font-name="FreeMono" fo:font-size="12pt" fo:font-style="normal" style:text-underline-style="none" style:font-size-asian="10.5pt" style:font-style-asian="normal" style:font-size-complex="12pt" style:font-style-complex="normal"/>
    </style:style>
    <style:style style:name="T50" style:family="text">
      <style:text-properties style:text-position="0% 100%" style:font-name="FreeMono" fo:font-size="12pt" fo:font-style="normal" style:text-underline-style="none" officeooo:rsid="001f6741" style:font-size-asian="10.5pt" style:font-style-asian="normal" style:font-size-complex="12pt" style:font-style-complex="normal"/>
    </style:style>
    <style:style style:name="T51" style:family="text">
      <style:text-properties style:font-name="FreeMono" fo:font-style="normal" style:font-style-asian="normal" style:font-style-complex="normal"/>
    </style:style>
    <style:style style:name="T52" style:family="text">
      <style:text-properties officeooo:rsid="003101dc"/>
    </style:style>
    <style:style style:name="T53" style:family="text">
      <style:text-properties officeooo:rsid="003add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CHE</text:p>
      <text:p text:style-name="P2"/>
      <text:p text:style-name="P3">La cache da noi implementata memorizza tutti i file convertiti sull'hard disk, senza cancellarli mai. Inoltre, mantiene in ram i file utilizzati più <text:span text:style-name="T52">di recente</text:span>, in modo da poterli servire più velocemente ai thread che ne fanno richiesta.</text:p>
      <text:p text:style-name="P3"/>
      <text:p text:style-name="P19"><text:span text:style-name="T2">Abbiamo realizzato quindi una cache </text:span><text:span text:style-name="T3">LRU</text:span><text:span text:style-name="T2"> (</text:span> Least Recently Used<text:span text:style-name="T1">). Entriamo nel dettaglio dell'implementazione. La struttura di dati della cache è suddivisa in due tabelle:</text:span></text:p>
      <text:p text:style-name="P19"/>
      <text:p text:style-name="P20">1) <text:span text:style-name="T6">Tabella hash con liste di collisione</text:span><text:span text:style-name="T12">: memorizza nodi chiamati </text:span><text:span text:style-name="T6">hashNode</text:span><text:span text:style-name="T12">: un nodo di questo tipo rappresenta un file presente su disco, ma non necessariamente anche in ram. Un </text:span><text:span text:style-name="T6">hashNode</text:span><text:span text:style-name="T12"> contiene varie informazioni, tra cui il nome completo del file.</text:span></text:p>
      <text:p text:style-name="P25"/>
      <text:p text:style-name="P21"><text:span text:style-name="T12">2) Coda </text:span><text:span text:style-name="T6">LRU</text:span><text:span text:style-name="T12">: è una coda che memorizza i nodi chiama</text:span><text:span text:style-name="T19">t</text:span><text:span text:style-name="T12">i </text:span><text:span text:style-name="T6">ramNode</text:span><text:span text:style-name="T12">: un nodo di questo tipo rappresenta un file caricato in ram. Un </text:span><text:span text:style-name="T6">ramNod</text:span><text:span text:style-name="T12">e contiene l'indirizzo del file in ram </text:span></text:p>
      <text:p text:style-name="P21"><text:span text:style-name="T12">(tramite</text:span><text:span text:style-name="T51"> mmap</text:span><text:span text:style-name="T12">). I </text:span><text:span text:style-name="T6">ramNode</text:span><text:span text:style-name="T12"> utilizzati più recentemente sono memorizzati verso la testa della coda, mentre quelli meno utilizzati recentemente si trovano verso la fine della coda.</text:span></text:p>
      <text:p text:style-name="P25"/>
      <text:p text:style-name="P20"><text:span text:style-name="T12">Se esiste l'</text:span><text:span text:style-name="T6">hashNode </text:span><text:span text:style-name="T12">per un certo file, non è detto che ci sia anche il </text:span><text:span text:style-name="T6">ramNode</text:span><text:span text:style-name="T12"> per quel file, ossia, se un file è presente su disco, non è detto che ci sia anche la sua copia in ram. Se invece esiste un </text:span><text:span text:style-name="T6">ramNode</text:span><text:span text:style-name="T12"> per un certo file, esisterà ovviamente anche l'</text:span><text:span text:style-name="T6">hashNode</text:span><text:span text:style-name="T12"> di quel file, ossia se c'è una copia in ram di un file, c'è anche la </text:span><text:span text:style-name="T15">sua </text:span><text:span text:style-name="T12">copia su disco. Inoltre l'</text:span><text:span text:style-name="T6">hashNode</text:span><text:span text:style-name="T12"> è collegato al</text:span><text:span text:style-name="T6"> ramNode</text:span><text:span text:style-name="T12"> relativo tramite puntatore. Se il </text:span><text:span text:style-name="T6">ramNode</text:span><text:span text:style-name="T12"> non esiste per quell'</text:span><text:span text:style-name="T6">hashNode</text:span><text:span text:style-name="T12">, il puntatore ha valore </text:span><text:span text:style-name="T51">NULL</text:span><text:span text:style-name="T12">.</text:span></text:p>
      <text:p text:style-name="P25"/>
      <text:p text:style-name="P25"><draw:frame draw:style-name="fr1" draw:name="Immagine1" text:anchor-type="paragraph" svg:width="17cm" svg:height="7.863cm" draw:z-index="1"><draw:image xlink:href="Pictures/100000000000094C0000044DECCE2C8B92942671.jpg" xlink:type="simple" xlink:show="embed" xlink:actuate="onLoad"/></draw:frame></text:p>
      <text:p text:style-name="P22"><text:span text:style-name="T12"><text:tab/><text:tab/><text:tab/></text:span><text:span text:style-name="T29">Figura 1: rappresentazione di una cache LRU.</text:span></text:p>
      <text:p text:style-name="P26"/>
      <text:p text:style-name="P26"/>
      <text:p text:style-name="P4"><text:span text:style-name="T12">Supponiamo di richiedere un file </text:span><text:span text:style-name="T6">A</text:span><text:span text:style-name="T12"> al gestore della cache. Il gestore esegue una ricerca nella tabella hash per vedere innanzitutto se il file </text:span><text:span text:style-name="T6">A</text:span><text:span text:style-name="T12"> è presente su disco. Se non esiste l'</text:span><text:span text:style-name="T6">hashNode</text:span><text:span text:style-name="T12"> relativo al file </text:span><text:span text:style-name="T6">A</text:span><text:span text:style-name="T12">, significa che non esiste quel file su disco. </text:span><text:span text:style-name="T20">Se siamo in questo caso</text:span><text:span text:style-name="T12">, il file deve essere creato mediante una </text:span><text:span text:style-name="T6">convert</text:span><text:span text:style-name="T12"> a partire dal file originale, settando i vari parametri di risoluzione, qualità, estensione. Dopodichè bisogna inserire il file appena convertito nella cache.</text:span></text:p>
      <text:p text:style-name="P12"/>
      <text:p text:style-name="P4"><text:span text:style-name="T12">Se invece la ricerca ha successo, vale a dire se il gestore ha trovato l'</text:span><text:span text:style-name="T6">hashNode</text:span><text:span text:style-name="T12"> relativo al file</text:span><text:span text:style-name="T6"> A</text:span><text:span text:style-name="T12">, significa che come minimo il file </text:span><text:span text:style-name="T6">A</text:span><text:span text:style-name="T12"> è presente su disco. Adesso basta controllare lo specifico campo </text:span><text:soft-page-break/><text:span text:style-name="T12">puntatore dell'</text:span><text:span text:style-name="T6">hashNode</text:span><text:span text:style-name="T12">: se questo campo è diverso da</text:span><text:span text:style-name="T6"> NULL</text:span><text:span text:style-name="T12">, allora il file </text:span><text:span text:style-name="T6">A</text:span><text:span text:style-name="T12"> è anche caricato in ram. Mediante questo puntatore il gestore ottiene immediante il </text:span><text:span text:style-name="T6">ramNode</text:span><text:span text:style-name="T12"> del file</text:span><text:span text:style-name="T6"> A</text:span><text:span text:style-name="T12">, e quindi può restituire l'indirizzo in ram del file (che è, appunto, un attributo dell'oggetto ramNode). Inoltre, il gestore della cache sposta il </text:span><text:span text:style-name="T6">ramNode</text:span><text:span text:style-name="T12"> del file</text:span><text:span text:style-name="T6"> A </text:span><text:span text:style-name="T12">in testa alla coda LRU, in quanto è </text:span><text:span text:style-name="T13">lui </text:span><text:span text:style-name="T12">l'ultimo file richiesto</text:span><text:span text:style-name="T13">.</text:span></text:p>
      <text:p text:style-name="P13"/>
      <text:p text:style-name="P5"><text:span text:style-name="T12">Se invece il campo puntatore è uguale a </text:span><text:span text:style-name="T51">NULL</text:span><text:span text:style-name="T12">, vuole dire che il file </text:span><text:span text:style-name="T6">A</text:span><text:span text:style-name="T12"> è si presente su disco, ma non è caricato in ram, probabilmente perchè non è stato utilizzato per un certo tempo ed è stato cancellato. Bisogna quindi fare la </text:span><text:span text:style-name="T51">open</text:span><text:span text:style-name="T12"> del file mediante il nome completo indicato dall'</text:span><text:span text:style-name="T6">hashNode</text:span><text:span text:style-name="T12">, fare la </text:span><text:span text:style-name="T51">mmap</text:span><text:span text:style-name="T12"> del file descriptor ottenuto, creare il nuovo </text:span><text:span text:style-name="T6">ramNode</text:span><text:span text:style-name="T12"> con i giusti parametri, e inserirlo alla testa della coda LRU. Dopodichè il gestore della cache restituisce al thread che ne ha fatto richiesta, l'indirizzo del file </text:span><text:span text:style-name="T6">A</text:span><text:span text:style-name="T12"> in ram. Le successive richieste dello stesso file saranno servite più velocemente, in quanto il file sarà già caricato in ram.</text:span></text:p>
      <text:p text:style-name="P14"/>
      <text:p text:style-name="P5"><text:span text:style-name="T12">Se il file </text:span><text:span text:style-name="T6">A</text:span><text:span text:style-name="T12"> non viene utilizzato per un certo lasso di tempo, può accadere che il suo </text:span><text:span text:style-name="T6">ramNode</text:span><text:span text:style-name="T12"> finisca alla fine della coda LRU, e che quindi sia a "rischio cancellazione". Se il numero di </text:span><text:span text:style-name="T6">ramNode</text:span><text:span text:style-name="T12"> presenti nella coda LRU supera un certo valore </text:span><text:span text:style-name="T6">N</text:span><text:span text:style-name="T12">, l'ultimo </text:span><text:span text:style-name="T6">ramNode</text:span><text:span text:style-name="T12"> nella coda, cioè quello utilizzato meno recentemente, viene cancellato. La cancellazione del file consiste del fare la </text:span><text:span text:style-name="T51">munmap</text:span><text:span text:style-name="T12"> dell'indirizzo del file in ram, nel settare il puntatore dell'</text:span><text:span text:style-name="T6">hashNode</text:span><text:span text:style-name="T12"> che punta al </text:span><text:span text:style-name="T6">ramNode</text:span><text:span text:style-name="T12"> al valore </text:span><text:span text:style-name="T51">NULL</text:span><text:span text:style-name="T12">, e nel liberare la memoria occupata dall'oggetto</text:span><text:span text:style-name="T6"> ramNode</text:span><text:span text:style-name="T12"> mediante una </text:span><text:span text:style-name="T51">free</text:span><text:span text:style-name="T12">. Adesso il file è ancora presente su disco, ma non è più caricato in ram.</text:span></text:p>
      <text:p text:style-name="P14"/>
      <text:p text:style-name="P14">Ricordiamo quindi che per "cancellazione" di un file<text:span text:style-name="T53"> </text:span>intendiamo sempre una cancellazione dalla ram, il file su disco non viene mai cancellato.</text:p>
      <text:p text:style-name="P14"/>
      <text:p text:style-name="P5"><text:span text:style-name="T12">Abbiamo tralasciato nella trattazione l'inserimento iniziale di un file, cioè quando non esiste nemmeno una sua copia su disco. Il processo di inserimento iniziale consiste nei seguenti passi: il gestore della cache esegue la </text:span><text:span text:style-name="T6">convert</text:span><text:span text:style-name="T12"> del file originale con dei parametri specifici di risoluzione, qualità, estensione, che gli sono stati dati dal thread che ne ha fatto richiesta.</text:span><text:span text:style-name="T14"> Il file convertito viene salvato nella cartella cache. Il nome completo del file appena creato sarà "cache/fileA/x/y/q/fileA.jpg". Adesso che il file è presente su disco, viene creato l'</text:span><text:span text:style-name="T7">hashNode</text:span><text:span text:style-name="T14"> e inserito nella tabella hash, dopodichè viene creato il</text:span><text:span text:style-name="T7"> ramNode</text:span><text:span text:style-name="T14">, e inserito alla testa della coda LRU.</text:span></text:p>
      <text:p text:style-name="P5"/>
      <text:p text:style-name="P7"><draw:frame draw:style-name="fr2" draw:name="Immagine2" text:anchor-type="paragraph" svg:width="17cm" svg:height="17.235cm" draw:z-index="0"><draw:image xlink:href="Pictures/10000000000005A1000005B539AC830EF913673A.jpg" xlink:type="simple" xlink:show="embed" xlink:actuate="onLoad"/></draw:frame><text:soft-page-break/><text:span text:style-name="T14"><text:tab/></text:span><text:span text:style-name="T12"><text:tab/><text:tab/><text:tab/><text:tab/></text:span></text:p>
      <text:p text:style-name="P27"><text:tab/><text:tab/>Figura 2: flowchart semplificato per una richiesta di un file al gestore della cache.</text:p>
      <text:p text:style-name="P15"/>
      <text:p text:style-name="P16">Valutiamo adesso le prestazioni della nostra cache. La cache funzionerebbe anche solo con la coda LRU, cioè senza l'implementazione della tabella hash. Ma questa tabella presenta importanti vantaggi:</text:p>
      <text:p text:style-name="P16"/>
      <text:p text:style-name="P6"><text:span text:style-name="T12">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text:span><text:span text:style-name="T21">fare</text:span><text:span text:style-name="T8"> </text:span><text:span text:style-name="T6">sempre</text:span><text:span text:style-name="T12"> la </text:span><text:span text:style-name="T51">open</text:span><text:span text:style-name="T12"> del file richiesto, che, in caso di fallimento, avrebbe rivelato al gestore la mancanza del suddetto file. Ma la </text:span><text:span text:style-name="T51">open</text:span><text:span text:style-name="T12"> è un'operazione molto lenta, in quanto coinvolge direttamente l'hard disk</text:span><text:span text:style-name="T16">, ed è quindi meglio evitarl</text:span><text:span text:style-name="T22">a</text:span><text:span text:style-name="T16"> quando possibile</text:span><text:span text:style-name="T12">. In questo modo noi evitiamo di eseguire le </text:span><text:span text:style-name="T51">open</text:span><text:span text:style-name="T12"> di file che non esistono.</text:span></text:p>
      <text:p text:style-name="P16"/>
      <text:p text:style-name="P6"><text:span text:style-name="T12">In secondo luogo, la tabella hash è utile anche a capire se un certo file è presente in ram. Infatti, ricordiamo che </text:span><text:span text:style-name="T6">hashNode</text:span><text:span text:style-name="T12"> e </text:span><text:span text:style-name="T6">ramNode</text:span><text:span text:style-name="T12"> sono collegati tra loro tramite puntatori, quindi trovare </text:span><text:soft-page-break/><text:span text:style-name="T12">l'</text:span><text:span text:style-name="T6">hashNode</text:span><text:span text:style-name="T12"> nella tabella hash equivale a trovare il ramNode </text:span><text:span text:style-name="T6">associato</text:span><text:span text:style-name="T12">. Senza tabella hash, avremmo dovuto scansionare nel caso peggiore tutti i </text:span><text:span text:style-name="T6">ramNode</text:span><text:span text:style-name="T12"> presenti nella coda LRU, per trovare quello che ci interessa veramente.</text:span></text:p>
      <text:p text:style-name="P16"/>
      <text:p text:style-name="P17">Valutiamo adesso le prestazioni della cache in termini matematici:</text:p>
      <text:p text:style-name="P17"/>
      <text:p text:style-name="P8"><text:span text:style-name="T23">Inserimenti</text:span><text:span text:style-name="T12">: l'inserimento di un </text:span>hashNode<text:span text:style-name="T12"> nella tabella hash consiste nel trovare </text:span><text:span text:style-name="T17">la </text:span><text:span text:style-name="T12">lista di collisione a lui "prefissata" mediante la funzione hash sul nome del file. L'inserimento dell'</text:span>hashNode<text:span text:style-name="T12"> presenta quindi un costo </text:span>O(1)<text:span text:style-name="T12">. L'inserimento d</text:span><text:span text:style-name="T18">e</text:span><text:span text:style-name="T12">l</text:span> ramNod<text:span text:style-name="T12">e ha anch'esso un costo</text:span> O(1)<text:span text:style-name="T12">, in quanto consiste semplicemente nel modificare adeguatamente i puntatori degli elementi nella testa della coda.</text:span></text:p>
      <text:p text:style-name="P17"/>
      <text:p text:style-name="P9"><text:span text:style-name="T12">Cancellazioni:</text:span><text:span text:style-name="T24"> Gli </text:span><text:span text:style-name="T30">hashNode</text:span><text:span text:style-name="T24"> non vengono mai cancellati. Le uniche cancellazioni che vengono eseguite sono quelle dei </text:span><text:span text:style-name="T30">ramNode </text:span><text:span text:style-name="T24">che si trovano in fondo alla coda LRU. Per trovare questi nodi non ci vuole molto, infatti basta accedere al nodo "Rear" </text:span><text:span text:style-name="T25">della coda LRU e vedere all'indietro a quale</text:span><text:span text:style-name="T31"> ramNod</text:span><text:span text:style-name="T25">e punta. Quello è il </text:span><text:span text:style-name="T31">ramNode</text:span><text:span text:style-name="T25"> da eliminare. Una volta eliminato il</text:span><text:span text:style-name="T31"> ramNode</text:span><text:span text:style-name="T25"> bisogna notificare all'</text:span><text:span text:style-name="T31">hashNode</text:span><text:span text:style-name="T25"> associato che il </text:span><text:span text:style-name="T27">suo </text:span><text:span text:style-name="T31">ramNode </text:span><text:span text:style-name="T25">non esiste più, bisogna cioè modificare il campo puntatore dell'</text:span><text:span text:style-name="T31">hashNode</text:span><text:span text:style-name="T25"> che punta al </text:span><text:span text:style-name="T31">ramNode</text:span><text:span text:style-name="T25"> , settandolo al valore NULL. Per velocizzare tale operazione</text:span><text:span text:style-name="T26"> </text:span><text:span text:style-name="T25">abbiamo aggiunto anche altro un puntatore, che collega il </text:span><text:span text:style-name="T31">ramNode</text:span><text:span text:style-name="T25"> all'</text:span><text:span text:style-name="T31">hashNode</text:span><text:span text:style-name="T25"> associato, quindi anche in questo caso riusciamo immediatamente a trovare l'</text:span><text:span text:style-name="T31">hashNode</text:span><text:span text:style-name="T25"> </text:span><text:span text:style-name="T26">che ci interessa</text:span><text:span text:style-name="T25">. </text:span><text:span text:style-name="T28">Di conseguenza</text:span><text:span text:style-name="T25">, anche la cancellazione presenta un costo costante </text:span><text:span text:style-name="T31">O(1).</text:span></text:p>
      <text:p text:style-name="P10"/>
      <text:p text:style-name="P11">Ricerca<text:span text:style-name="T30">: Il costo per la ricerca del </text:span><text:span text:style-name="T9">ramNode</text:span><text:span text:style-name="T30"> è </text:span><text:span text:style-name="T32">dato dal costo della ricerca dell'</text:span><text:span text:style-name="T10">hashNode</text:span><text:span text:style-name="T11">,</text:span><text:span text:style-name="T9"> </text:span><text:span text:style-name="T30">infatti una volta trovato l'</text:span><text:span text:style-name="T9">hashNode</text:span><text:span text:style-name="T30"> riusciamo a recuperare immediatamente il </text:span><text:span text:style-name="T9">ramNode</text:span><text:span text:style-name="T30"> associato, accedendo semplicemente al campo puntatore. Il costo per la ricerca di un </text:span><text:span text:style-name="T9">hashNode</text:span><text:span text:style-name="T30"> è dato da:</text:span></text:p>
      <text:p text:style-name="P18"/>
      <text:p text:style-name="P23"><text:span text:style-name="T4"><text:tab/><text:tab/><text:tab/></text:span><text:span text:style-name="T5">T</text:span><text:span text:style-name="T33">avg</text:span><text:span text:style-name="T44">(n) = O(1+ </text:span><text:span text:style-name="T48">α</text:span><text:span text:style-name="T44">) , </text:span><text:span text:style-name="T35"><text:s/>con </text:span><text:span text:style-name="T44">α = n/m.</text:span></text:p>
      <text:p text:style-name="P28"/>
      <text:p text:style-name="P23"><text:span text:style-name="T44">n</text:span><text:span text:style-name="T35"> è il numero di </text:span><text:span text:style-name="T44">hashNode </text:span><text:span text:style-name="T35">presenti nella tabella hash, </text:span><text:span text:style-name="T44">m</text:span><text:span text:style-name="T35"> è il numero di liste di collisione della tabella, </text:span><text:span text:style-name="T38">e </text:span><text:span text:style-name="T35">il rapporto di questi due valori rappresenta il fattore di carico </text:span><text:span text:style-name="T43">α</text:span><text:span text:style-name="T35">. Se il fattore di carico α si mantiene "stabile", </text:span><text:span text:style-name="T36">ossia se il numero di collisioni</text:span><text:span text:style-name="T40"> tra gli elementi</text:span><text:span text:style-name="T36"> si mantiene abbastanza basso, </text:span><text:span text:style-name="T35">il tempo di ricerca può essere </text:span><text:span text:style-name="T36">considerato</text:span><text:span text:style-name="T35"> pari ad un costo costante</text:span><text:span text:style-name="T42"> </text:span><text:span text:style-name="T47">O(1)</text:span><text:span text:style-name="T42">.</text:span></text:p>
      <text:p text:style-name="P28"/>
      <text:p text:style-name="P24"><text:span text:style-name="T35">E</text:span><text:span text:style-name="T34">saminiamo adesso le interfacce utilizzate dai thread per richiedere un file al gestore della cache:</text:span></text:p>
      <text:p text:style-name="P29"/>
      <text:p text:style-name="P30">char * obtain_file(struct cache * web_cache, char * name,</text:p>
      <text:p text:style-name="P30"><text:tab/>char * ext, int x, int y, int q, int * size, int file_type);</text:p>
      <text:p text:style-name="P30"/>
      <text:p text:style-name="P30">void release_file(struct cache * myCache, char * name, char * ext,</text:p>
      <text:p text:style-name="P30"><text:tab/><text:tab/><text:tab/>int x, int y, int q, int file_type);</text:p>
      <text:p text:style-name="P30"/>
      <text:p text:style-name="P24"><text:span text:style-name="T49">web_cache</text:span><text:span text:style-name="T34">: indirizzo dell'istanza della cache.</text:span></text:p>
      <text:p text:style-name="P24"><text:span text:style-name="T49">name</text:span><text:span text:style-name="T34">: nome del file da richiedere.</text:span></text:p>
      <text:p text:style-name="P24"><text:span text:style-name="T49">ext</text:span><text:span text:style-name="T34">: estensione del file da richiedere.</text:span></text:p>
      <text:p text:style-name="P24"><text:span text:style-name="T49">x, y</text:span><text:span text:style-name="T34">: larghezza e altezza dell'immagine da richiedere.</text:span></text:p>
      <text:p text:style-name="P24"><text:span text:style-name="T49">size</text:span><text:span text:style-name="T34">: qui viene scritta la dimensione del file (serve per inviare correttamente il file al client)</text:span></text:p>
      <text:p text:style-name="P24"><text:span text:style-name="T49">file_type</text:span><text:span text:style-name="T34">: è un flag per capire se il file richiesto è una immagine o un file html, se è un file</text:span></text:p>
      <text:p text:style-name="P29"><text:tab/><text:tab/><text:tab/>html i parametri x,y, ext saranno ignorati.</text:p>
      <text:p text:style-name="P29"/>
      <text:p text:style-name="P24"><text:span text:style-name="T34">L'interfaccia </text:span><text:span text:style-name="T49">obtain_file</text:span><text:span text:style-name="T34"> serve per richiedere un certo file al gestore della cache, e restituisce l'indirizzo al primo byte del file richiesto. L'interfaccia </text:span><text:span text:style-name="T49">release_file</text:span><text:span text:style-name="T34"> deve essere chiamata </text:span><text:span text:style-name="T37">dalla componente che ha richiesto precedentemente il file, non appena ha finito di lavorare con esso. Questa seconda interfaccia</text:span><text:span text:style-name="T34"> è stata </text:span><text:span text:style-name="T37">creata </text:span><text:span text:style-name="T34">in seguito ad un problema che ci siamo posti. Supponiamo che un thread </text:span><text:span text:style-name="T43">t</text:span><text:span text:style-name="T34"> richieda un file </text:span><text:span text:style-name="T43">A</text:span><text:span text:style-name="T34">. Il gestore della cache fornirà il file </text:span><text:span text:style-name="T43">A</text:span><text:span text:style-name="T34"> al thread</text:span><text:span text:style-name="T43"> t</text:span><text:span text:style-name="T34">, e </text:span><text:soft-page-break/><text:span text:style-name="T34">sposterà il file</text:span><text:span text:style-name="T43"> A</text:span><text:span text:style-name="T34"> all'inizio della coda LRU. Il thread </text:span><text:span text:style-name="T43">t</text:span><text:span text:style-name="T34"> cominci</text:span><text:span text:style-name="T37">erà</text:span><text:span text:style-name="T34"> quindi a lavorare con quel file, e, molto probabilmente, lo invierà ad un client che ne ha fatto richiesta. Supponiamo che mentre il thread </text:span><text:span text:style-name="T43">t</text:span><text:span text:style-name="T34"> stia inviando il file al client, il server ricev</text:span><text:span text:style-name="T41">a </text:span><text:span text:style-name="T34">un numero molto grande di richieste di</text:span><text:span text:style-name="T37"> altri</text:span><text:span text:style-name="T34"> file. Il gestore della cache servirà dunque l'elevata mole di richieste di file da parte dei vari thread, e, piano piano, il file </text:span><text:span text:style-name="T43">A</text:span><text:span text:style-name="T34"> finirà in fondo alla coda LRU, fino ad arrivare al punto in cui il gestore deciderà di rimuoverlo, facendo anche la </text:span><text:span text:style-name="T49">munmap</text:span><text:span text:style-name="T34"> dell'indirizzo in memoria. Ma è possibile che in questo frangente di tempo il thread </text:span><text:span text:style-name="T43">t</text:span><text:span text:style-name="T34"> stia ancora inviando il file al client, </text:span><text:span text:style-name="T37">e che quindi stia utilizzando la mappatura del file </text:span><text:span text:style-name="T46">A </text:span><text:span text:style-name="T37">in ram. Ciò potrebbe portare ad un invio non corrretto del file, o addirittura ad un Segmentation Fault. E' quindi necessario mantenere, per ogni file, un contatore di utilizzo, per sapere quanti thread stanno utilizzando quel file in un preciso momento. Quando viene chiamata la </text:span><text:span text:style-name="T50">obtain_file</text:span><text:span text:style-name="T37">, il contatore viene incrementato di uno, quando invece viene chiamata la </text:span><text:span text:style-name="T50">release_file</text:span><text:span text:style-name="T37">, il contatore viene decrementato di uno. Se un certo file si trova in fondo alla coda LRU, ma presenta il contatore </text:span><text:span text:style-name="T45">&gt; 0</text:span><text:span text:style-name="T37">, il gestore della cache capisce che quel file è utilizzato da qualcuno in quel momento, e quindi "chiude un occhio" e non lo </text:span><text:span text:style-name="T39">preleva</text:span><text:span text:style-name="T37"> dalla coda. Questo contatore è memorizzato nell'</text:span><text:span text:style-name="T45">hashNode</text:span><text:span text:style-name="T37"> del file. Questo avvenimento è naturalmente un caso limite, ma ci sembrava comunque giusto tenerne conto, in quanto non teoricamente impossib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5:23:55.133987743</meta:creation-date>
    <meta:generator>LibreOffice/5.1.6.2$Linux_X86_64 LibreOffice_project/10m0$Build-2</meta:generator>
    <dc:date>2017-08-17T20:11:27.613017704</dc:date>
    <meta:editing-duration>PT47M49S</meta:editing-duration>
    <meta:editing-cycles>40</meta:editing-cycles>
    <meta:document-statistic meta:table-count="0" meta:image-count="2" meta:object-count="0" meta:page-count="5" meta:paragraph-count="38" meta:word-count="1797" meta:character-count="10981" meta:non-whitespace-character-count="9199"/>
  </office:meta>
</office:document-meta>
</file>